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Fonts/font16.ttf" manifest:media-type="application/x-font-ttf"/>
  <manifest:file-entry manifest:full-path="Fonts/font15.ttf" manifest:media-type="application/x-font-ttf"/>
  <manifest:file-entry manifest:full-path="Fonts/font14.ttf" manifest:media-type="application/x-font-ttf"/>
  <manifest:file-entry manifest:full-path="Fonts/font12.ttf" manifest:media-type="application/x-font-ttf"/>
  <manifest:file-entry manifest:full-path="Fonts/font9.ttf" manifest:media-type="application/x-font-ttf"/>
  <manifest:file-entry manifest:full-path="Fonts/font11.ttf" manifest:media-type="application/x-font-ttf"/>
  <manifest:file-entry manifest:full-path="Fonts/font7.ttf" manifest:media-type="application/x-font-ttf"/>
  <manifest:file-entry manifest:full-path="Fonts/font13.ttf" manifest:media-type="application/x-font-ttf"/>
  <manifest:file-entry manifest:full-path="Fonts/font8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0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>
      <svg:font-face-src>
        <svg:font-face-uri xlink:href="Fonts/font1.ttf" xlink:type="simple"/>
      </svg:font-face-src>
    </style:font-face>
    <style:font-face style:name="PT Serif" svg:font-family="'PT Serif'" style:font-family-generic="roman" style:font-pitch="variable">
      <svg:font-face-src>
        <svg:font-face-uri xlink:href="Fonts/font2.ttf" xlink:type="simple"/>
        <svg:font-face-uri xlink:href="Fonts/font3.ttf" xlink:type="simple"/>
        <svg:font-face-uri xlink:href="Fonts/font4.ttf" xlink:type="simple"/>
        <svg:font-face-uri xlink:href="Fonts/font5.ttf" xlink:type="simple"/>
      </svg:font-face-src>
    </style:font-face>
    <style:font-face style:name="Times New Roman" svg:font-family="'Times New Roman'" style:font-family-generic="roman" style:font-pitch="variable">
      <svg:font-face-src>
        <svg:font-face-uri xlink:href="Fonts/font6.ttf" xlink:type="simple"/>
        <svg:font-face-uri xlink:href="Fonts/font7.ttf" xlink:type="simple"/>
        <svg:font-face-uri xlink:href="Fonts/font8.ttf" xlink:type="simple"/>
        <svg:font-face-uri xlink:href="Fonts/font9.ttf" xlink:type="simple"/>
      </svg:font-face-src>
    </style:font-face>
    <style:font-face style:name="Arial" svg:font-family="Arial" style:font-family-generic="swiss" style:font-pitch="variable">
      <svg:font-face-src>
        <svg:font-face-uri xlink:href="Fonts/font10.ttf" xlink:type="simple"/>
        <svg:font-face-uri xlink:href="Fonts/font11.ttf" xlink:type="simple"/>
        <svg:font-face-uri xlink:href="Fonts/font12.ttf" xlink:type="simple"/>
        <svg:font-face-uri xlink:href="Fonts/font13.ttf" xlink:type="simple"/>
      </svg:font-face-src>
    </style:font-face>
    <style:font-face style:name="DejaVu Sans" svg:font-family="'DejaVu Sans'" style:font-family-generic="system" style:font-pitch="variable">
      <svg:font-face-src>
        <svg:font-face-uri xlink:href="Fonts/font14.ttf" xlink:type="simple"/>
        <svg:font-face-uri xlink:href="Fonts/font15.ttf" xlink:type="simple"/>
      </svg:font-face-src>
    </style:font-face>
    <style:font-face style:name="Lohit Hindi" svg:font-family="'Lohit Hindi'" style:font-family-generic="system" style:font-pitch="variable">
      <svg:font-face-src>
        <svg:font-face-uri xlink:href="Fonts/font16.ttf" xlink:type="simple"/>
      </svg:font-face-src>
    </style:font-face>
  </office:font-face-decls>
  <office:automatic-styles>
    <style:style style:name="PCLDescriptors" style:family="table">
      <style:table-properties style:width="10.1181in" fo:break-before="page" table:align="margins"/>
    </style:style>
    <style:style style:name="PCLDescriptors.A" style:family="table-column">
      <style:table-column-properties style:column-width="1.8618in" style:rel-column-width="12058*"/>
    </style:style>
    <style:style style:name="PCLDescriptors.B" style:family="table-column">
      <style:table-column-properties style:column-width="0.5583in" style:rel-column-width="3616*"/>
    </style:style>
    <style:style style:name="PCLDescriptors.C" style:family="table-column">
      <style:table-column-properties style:column-width="0.7451in" style:rel-column-width="4826*"/>
    </style:style>
    <style:style style:name="PCLDescriptors.D" style:family="table-column">
      <style:table-column-properties style:column-width="1.7063in" style:rel-column-width="11051*"/>
    </style:style>
    <style:style style:name="PCLDescriptors.E" style:family="table-column">
      <style:table-column-properties style:column-width="0.9375in" style:rel-column-width="6072*"/>
    </style:style>
    <style:style style:name="PCLDescriptors.F" style:family="table-column">
      <style:table-column-properties style:column-width="4.3097in" style:rel-column-width="27912*"/>
    </style:style>
    <style:style style:name="PCLDescriptors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PCLDescriptors.F1" style:family="table-cell">
      <style:table-cell-properties style:vertical-align="middle" fo:padding="0.0382in" fo:border="0.05pt solid #000000"/>
    </style:style>
    <style:style style:name="PCLDescriptors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PCLDescriptors.F2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color="#666666" style:font-name="PT Serif" fo:font-size="7pt" style:font-size-asian="7pt" style:font-size-complex="7pt"/>
    </style:style>
    <style:style style:name="P2" style:family="paragraph" style:parent-style-name="Standard">
      <style:text-properties fo:color="#666666" style:font-name="PT Serif" fo:font-size="7pt" officeooo:rsid="001af172" style:font-size-asian="7pt" style:font-size-complex="7pt"/>
    </style:style>
    <style:style style:name="P3" style:family="paragraph" style:parent-style-name="Standard">
      <style:text-properties fo:color="#666666" style:font-name="PT Serif" fo:font-size="7pt" officeooo:rsid="001af172" officeooo:paragraph-rsid="009435ae" style:font-size-asian="7pt" style:font-size-complex="7pt"/>
    </style:style>
    <style:style style:name="P4" style:family="paragraph" style:parent-style-name="Table_20_Contents">
      <style:paragraph-properties fo:text-align="start" style:justify-single-word="false"/>
      <style:text-properties style:font-name="PT Serif" fo:font-size="7pt" style:font-size-asian="7pt" style:font-size-complex="7pt"/>
    </style:style>
    <style:style style:name="P5" style:family="paragraph" style:parent-style-name="Table_20_Contents">
      <style:paragraph-properties fo:text-align="start" style:justify-single-word="false"/>
      <style:text-properties style:font-name="PT Serif" fo:font-size="7pt" officeooo:paragraph-rsid="00805067" style:font-size-asian="7pt" style:font-size-complex="7pt"/>
    </style:style>
    <style:style style:name="P6" style:family="paragraph" style:parent-style-name="Table_20_Contents">
      <style:paragraph-properties fo:text-align="start" style:justify-single-word="false"/>
      <style:text-properties style:font-name="PT Serif" fo:font-size="7pt" officeooo:paragraph-rsid="0086372b" style:font-size-asian="7pt" style:font-size-complex="7pt"/>
    </style:style>
    <style:style style:name="P7" style:family="paragraph" style:parent-style-name="Table_20_Contents">
      <style:paragraph-properties fo:text-align="center" style:justify-single-word="false"/>
      <style:text-properties style:font-name="PT Serif" fo:font-size="7pt" officeooo:rsid="000e8ac3" officeooo:paragraph-rsid="000e8ac3" style:font-size-asian="7pt" style:font-size-complex="7pt"/>
    </style:style>
    <style:style style:name="P8" style:family="paragraph" style:parent-style-name="Table_20_Contents">
      <style:paragraph-properties fo:text-align="center" style:justify-single-word="false"/>
      <style:text-properties style:font-name="PT Serif" fo:font-size="7pt" officeooo:rsid="000e8ac3" officeooo:paragraph-rsid="00805067" style:font-size-asian="7pt" style:font-size-complex="7pt"/>
    </style:style>
    <style:style style:name="P9" style:family="paragraph" style:parent-style-name="Table_20_Contents">
      <style:paragraph-properties fo:text-align="center" style:justify-single-word="false"/>
      <style:text-properties style:font-name="PT Serif" fo:font-size="7pt" officeooo:rsid="0013e668" officeooo:paragraph-rsid="003689f6" style:font-size-asian="7pt" style:font-size-complex="7pt"/>
    </style:style>
    <style:style style:name="P10" style:family="paragraph" style:parent-style-name="Table_20_Contents">
      <style:paragraph-properties fo:text-align="center" style:justify-single-word="false"/>
      <style:text-properties style:font-name="PT Serif" fo:font-size="7pt" officeooo:rsid="0013e668" officeooo:paragraph-rsid="0063af08" style:font-size-asian="7pt" style:font-size-complex="7pt"/>
    </style:style>
    <style:style style:name="P11" style:family="paragraph" style:parent-style-name="Table_20_Contents">
      <style:paragraph-properties fo:text-align="center" style:justify-single-word="false"/>
      <style:text-properties style:font-name="PT Serif" fo:font-size="7pt" officeooo:rsid="0013e668" officeooo:paragraph-rsid="00666fac" style:font-size-asian="7pt" style:font-size-complex="7pt"/>
    </style:style>
    <style:style style:name="P12" style:family="paragraph" style:parent-style-name="Table_20_Contents">
      <style:paragraph-properties fo:text-align="center" style:justify-single-word="false"/>
      <style:text-properties style:font-name="PT Serif" fo:font-size="7pt" officeooo:rsid="0013e668" officeooo:paragraph-rsid="002acc79" style:font-size-asian="7pt" style:font-size-complex="7pt"/>
    </style:style>
    <style:style style:name="P13" style:family="paragraph" style:parent-style-name="Table_20_Contents">
      <style:paragraph-properties fo:text-align="center" style:justify-single-word="false"/>
      <style:text-properties style:font-name="PT Serif" fo:font-size="7pt" officeooo:rsid="0013e668" officeooo:paragraph-rsid="002e3918" style:font-size-asian="7pt" style:font-size-complex="7pt"/>
    </style:style>
    <style:style style:name="P14" style:family="paragraph" style:parent-style-name="Table_20_Contents">
      <style:paragraph-properties fo:text-align="center" style:justify-single-word="false"/>
      <style:text-properties style:font-name="PT Serif" fo:font-size="7pt" officeooo:rsid="0013e668" officeooo:paragraph-rsid="0034df39" style:font-size-asian="7pt" style:font-size-complex="7pt"/>
    </style:style>
    <style:style style:name="P15" style:family="paragraph" style:parent-style-name="Table_20_Contents">
      <style:paragraph-properties fo:text-align="center" style:justify-single-word="false"/>
      <style:text-properties style:font-name="PT Serif" fo:font-size="7pt" officeooo:rsid="00332f1f" officeooo:paragraph-rsid="00332f1f" style:font-size-asian="7pt" style:font-size-complex="7pt"/>
    </style:style>
    <style:style style:name="P16" style:family="paragraph" style:parent-style-name="Table_20_Contents">
      <style:paragraph-properties fo:text-align="start" style:justify-single-word="false"/>
      <style:text-properties style:font-name="PT Serif" fo:font-size="7pt" officeooo:rsid="00146348" style:font-size-asian="7pt" style:font-size-complex="7pt"/>
    </style:style>
    <style:style style:name="P17" style:family="paragraph" style:parent-style-name="Table_20_Contents">
      <style:paragraph-properties fo:text-align="start" style:justify-single-word="false"/>
      <style:text-properties style:font-name="PT Serif" fo:font-size="7pt" officeooo:rsid="003689f6" style:font-size-asian="7pt" style:font-size-complex="7pt"/>
    </style:style>
    <style:style style:name="P18" style:family="paragraph" style:parent-style-name="Table_20_Contents">
      <style:paragraph-properties fo:text-align="center" style:justify-single-word="false"/>
      <style:text-properties style:font-name="PT Serif" fo:font-size="7pt" officeooo:rsid="005e2863" officeooo:paragraph-rsid="005e2863" style:font-size-asian="7pt" style:font-size-complex="7pt"/>
    </style:style>
    <style:style style:name="P19" style:family="paragraph" style:parent-style-name="Table_20_Contents">
      <style:paragraph-properties fo:text-align="center" style:justify-single-word="false"/>
      <style:text-properties style:font-name="PT Serif" fo:font-size="7pt" officeooo:rsid="005e2863" officeooo:paragraph-rsid="00604489" style:font-size-asian="7pt" style:font-size-complex="7pt"/>
    </style:style>
    <style:style style:name="P20" style:family="paragraph" style:parent-style-name="Table_20_Contents">
      <style:paragraph-properties fo:text-align="center" style:justify-single-word="false"/>
      <style:text-properties style:font-name="PT Serif" fo:font-size="7pt" officeooo:rsid="00190d99" officeooo:paragraph-rsid="00190d99" style:font-size-asian="7pt" style:font-size-complex="7pt"/>
    </style:style>
    <style:style style:name="P21" style:family="paragraph" style:parent-style-name="Table_20_Contents">
      <style:paragraph-properties fo:text-align="start" style:justify-single-word="false"/>
      <style:text-properties style:font-name="PT Serif" fo:font-size="7pt" officeooo:rsid="0026f4b5" style:font-size-asian="7pt" style:font-size-complex="7pt"/>
    </style:style>
    <style:style style:name="P22" style:family="paragraph" style:parent-style-name="Table_20_Contents">
      <style:paragraph-properties fo:text-align="center" style:justify-single-word="false"/>
      <style:text-properties style:font-name="PT Serif" fo:font-size="7pt" officeooo:rsid="00666fac" officeooo:paragraph-rsid="00666fac" style:font-size-asian="7pt" style:font-size-complex="7pt"/>
    </style:style>
    <style:style style:name="P23" style:family="paragraph" style:parent-style-name="Table_20_Contents">
      <style:paragraph-properties fo:text-align="center" style:justify-single-word="false"/>
      <style:text-properties style:font-name="PT Serif" fo:font-size="7pt" officeooo:rsid="00666fac" officeooo:paragraph-rsid="0068a956" style:font-size-asian="7pt" style:font-size-complex="7pt"/>
    </style:style>
    <style:style style:name="P24" style:family="paragraph" style:parent-style-name="Table_20_Contents">
      <style:paragraph-properties fo:text-align="center" style:justify-single-word="false"/>
      <style:text-properties style:font-name="PT Serif" fo:font-size="7pt" officeooo:rsid="000ccb1f" officeooo:paragraph-rsid="000ccb1f" style:font-size-asian="7pt" style:font-size-complex="7pt"/>
    </style:style>
    <style:style style:name="P25" style:family="paragraph" style:parent-style-name="Table_20_Contents">
      <style:paragraph-properties fo:text-align="center" style:justify-single-word="false"/>
      <style:text-properties style:font-name="PT Serif" fo:font-size="7pt" officeooo:rsid="0034df39" officeooo:paragraph-rsid="0034df39" style:font-size-asian="7pt" style:font-size-complex="7pt"/>
    </style:style>
    <style:style style:name="P26" style:family="paragraph" style:parent-style-name="Table_20_Contents">
      <style:paragraph-properties fo:text-align="center" style:justify-single-word="false"/>
      <style:text-properties style:font-name="PT Serif" fo:font-size="7pt" officeooo:rsid="0056436f" officeooo:paragraph-rsid="0056436f" style:font-size-asian="7pt" style:font-size-complex="7pt"/>
    </style:style>
    <style:style style:name="P27" style:family="paragraph" style:parent-style-name="Table_20_Contents">
      <style:paragraph-properties fo:text-align="center" style:justify-single-word="false"/>
      <style:text-properties style:font-name="PT Serif" fo:font-size="7pt" officeooo:rsid="0043d28b" officeooo:paragraph-rsid="0043d28b" style:font-size-asian="7pt" style:font-size-complex="7pt"/>
    </style:style>
    <style:style style:name="P28" style:family="paragraph" style:parent-style-name="Table_20_Contents">
      <style:paragraph-properties fo:text-align="center" style:justify-single-word="false"/>
      <style:text-properties style:font-name="PT Serif" fo:font-size="7pt" officeooo:rsid="0043d28b" officeooo:paragraph-rsid="00891d4e" style:font-size-asian="7pt" style:font-size-complex="7pt"/>
    </style:style>
    <style:style style:name="P29" style:family="paragraph" style:parent-style-name="Table_20_Contents">
      <style:paragraph-properties fo:text-align="center" style:justify-single-word="false"/>
      <style:text-properties style:font-name="PT Serif" fo:font-size="7pt" officeooo:rsid="007c7a80" officeooo:paragraph-rsid="007d5e4d" style:font-size-asian="7pt" style:font-size-complex="7pt"/>
    </style:style>
    <style:style style:name="P30" style:family="paragraph" style:parent-style-name="Table_20_Contents">
      <style:paragraph-properties fo:text-align="center" style:justify-single-word="false"/>
      <style:text-properties style:font-name="PT Serif" fo:font-size="7pt" officeooo:rsid="007c7a80" officeooo:paragraph-rsid="007da07a" style:font-size-asian="7pt" style:font-size-complex="7pt"/>
    </style:style>
    <style:style style:name="P31" style:family="paragraph" style:parent-style-name="Table_20_Contents">
      <style:paragraph-properties fo:text-align="center" style:justify-single-word="false"/>
      <style:text-properties style:font-name="PT Serif" fo:font-size="7pt" officeooo:rsid="004d584a" officeooo:paragraph-rsid="004d584a" style:font-size-asian="7pt" style:font-size-complex="7pt"/>
    </style:style>
    <style:style style:name="P32" style:family="paragraph" style:parent-style-name="Table_20_Contents">
      <style:paragraph-properties fo:text-align="center" style:justify-single-word="false"/>
      <style:text-properties style:font-name="PT Serif" fo:font-size="7pt" officeooo:rsid="00425684" officeooo:paragraph-rsid="0043d28b" style:font-size-asian="7pt" style:font-size-complex="7pt"/>
    </style:style>
    <style:style style:name="P33" style:family="paragraph" style:parent-style-name="Table_20_Contents">
      <style:paragraph-properties fo:text-align="center" style:justify-single-word="false"/>
      <style:text-properties style:font-name="PT Serif" fo:font-size="7pt" officeooo:rsid="008125da" officeooo:paragraph-rsid="008125da" style:font-size-asian="7pt" style:font-size-complex="7pt"/>
    </style:style>
    <style:style style:name="P34" style:family="paragraph" style:parent-style-name="Table_20_Contents">
      <style:paragraph-properties fo:text-align="center" style:justify-single-word="false"/>
      <style:text-properties style:font-name="PT Serif" fo:font-size="7pt" officeooo:rsid="008303fc" officeooo:paragraph-rsid="008303fc" style:font-size-asian="7pt" style:font-size-complex="7pt"/>
    </style:style>
    <style:style style:name="P35" style:family="paragraph" style:parent-style-name="Table_20_Contents">
      <style:paragraph-properties fo:text-align="center" style:justify-single-word="false"/>
      <style:text-properties style:font-name="PT Serif" fo:font-size="7pt" officeooo:rsid="0076f6f0" officeooo:paragraph-rsid="0076f6f0" style:font-size-asian="7pt" style:font-size-complex="7pt"/>
    </style:style>
    <style:style style:name="P36" style:family="paragraph" style:parent-style-name="Table_20_Contents">
      <style:paragraph-properties fo:text-align="center" style:justify-single-word="false"/>
      <style:text-properties style:font-name="PT Serif" fo:font-size="7pt" officeooo:rsid="0076f6f0" officeooo:paragraph-rsid="0093c52f" style:font-size-asian="7pt" style:font-size-complex="7pt"/>
    </style:style>
    <style:style style:name="P37" style:family="paragraph" style:parent-style-name="Table_20_Contents">
      <style:paragraph-properties fo:text-align="center" style:justify-single-word="false"/>
      <style:text-properties style:font-name="PT Serif" fo:font-size="7pt" officeooo:rsid="0078fb62" officeooo:paragraph-rsid="0078fb62" style:font-size-asian="7pt" style:font-size-complex="7pt"/>
    </style:style>
    <style:style style:name="P38" style:family="paragraph" style:parent-style-name="Table_20_Contents">
      <style:paragraph-properties fo:text-align="center" style:justify-single-word="false"/>
      <style:text-properties style:font-name="PT Serif" fo:font-size="7pt" officeooo:rsid="007d5e4d" officeooo:paragraph-rsid="007d5e4d" style:font-size-asian="7pt" style:font-size-complex="7pt"/>
    </style:style>
    <style:style style:name="P39" style:family="paragraph" style:parent-style-name="Table_20_Contents">
      <style:paragraph-properties fo:text-align="start" style:justify-single-word="false"/>
      <style:text-properties style:font-name="PT Serif" fo:font-size="7pt" officeooo:rsid="003aedf2" style:font-size-asian="7pt" style:font-size-complex="7pt"/>
    </style:style>
    <style:style style:name="P40" style:family="paragraph" style:parent-style-name="Table_20_Contents">
      <style:paragraph-properties fo:text-align="start" style:justify-single-word="false"/>
      <style:text-properties style:font-name="PT Serif" fo:font-size="7pt" officeooo:rsid="004b9bdf" style:font-size-asian="7pt" style:font-size-complex="7pt"/>
    </style:style>
    <style:style style:name="P41" style:family="paragraph" style:parent-style-name="Table_20_Contents">
      <style:paragraph-properties fo:text-align="start" style:justify-single-word="false"/>
      <style:text-properties style:font-name="PT Serif" fo:font-size="7pt" officeooo:rsid="0084435e" officeooo:paragraph-rsid="0086372b" style:font-size-asian="7pt" style:font-size-complex="7pt"/>
    </style:style>
    <style:style style:name="P42" style:family="paragraph" style:parent-style-name="Table_20_Contents">
      <style:paragraph-properties fo:text-align="center" style:justify-single-word="false"/>
      <style:text-properties style:font-name="PT Serif" fo:font-size="7pt" officeooo:rsid="00919e8f" officeooo:paragraph-rsid="00919e8f" style:font-size-asian="7pt" style:font-size-complex="7pt"/>
    </style:style>
    <style:style style:name="P43" style:family="paragraph" style:parent-style-name="Table_20_Contents">
      <style:paragraph-properties fo:text-align="center" style:justify-single-word="false"/>
      <style:text-properties style:font-name="PT Serif" fo:font-size="7pt" officeooo:rsid="0093c52f" officeooo:paragraph-rsid="0093c52f" style:font-size-asian="7pt" style:font-size-complex="7pt"/>
    </style:style>
    <style:style style:name="P44" style:family="paragraph" style:parent-style-name="Table_20_Contents">
      <style:paragraph-properties fo:text-align="center" style:justify-single-word="false"/>
      <style:text-properties fo:color="#cc0000" style:font-name="PT Serif" fo:font-size="7pt" officeooo:rsid="00112223" officeooo:paragraph-rsid="00112223" style:font-size-asian="7pt" style:font-size-complex="7pt"/>
    </style:style>
    <style:style style:name="P45" style:family="paragraph" style:parent-style-name="Table_20_Contents">
      <style:paragraph-properties fo:text-align="center" style:justify-single-word="false"/>
      <style:text-properties fo:color="#cc0000" style:font-name="PT Serif" fo:font-size="7pt" officeooo:rsid="00112223" officeooo:paragraph-rsid="005be5cc" style:font-size-asian="7pt" style:font-size-complex="7pt"/>
    </style:style>
    <style:style style:name="P46" style:family="paragraph" style:parent-style-name="Table_20_Contents">
      <style:paragraph-properties fo:text-align="center" style:justify-single-word="false"/>
      <style:text-properties fo:color="#cc0000" style:font-name="PT Serif" fo:font-size="7pt" officeooo:rsid="00112223" officeooo:paragraph-rsid="0093c52f" style:font-size-asian="7pt" style:font-size-complex="7pt"/>
    </style:style>
    <style:style style:name="P47" style:family="paragraph" style:parent-style-name="Table_20_Contents">
      <style:paragraph-properties fo:text-align="center" style:justify-single-word="false"/>
      <style:text-properties fo:color="#007826" style:font-name="PT Serif" fo:font-size="7pt" officeooo:rsid="00112223" officeooo:paragraph-rsid="00112223" style:font-size-asian="7pt" style:font-size-complex="7pt"/>
    </style:style>
    <style:style style:name="P48" style:family="paragraph" style:parent-style-name="Table_20_Heading">
      <style:paragraph-properties fo:text-align="center" style:justify-single-word="false"/>
      <style:text-properties style:font-name="PT Serif" fo:font-size="8pt" officeooo:rsid="000ccb1f" officeooo:paragraph-rsid="000ccb1f" style:font-size-asian="8pt" style:font-size-complex="8pt"/>
    </style:style>
    <style:style style:name="T1" style:family="text">
      <style:text-properties officeooo:rsid="00146348"/>
    </style:style>
    <style:style style:name="T2" style:family="text">
      <style:text-properties officeooo:rsid="001af172"/>
    </style:style>
    <style:style style:name="T3" style:family="text">
      <style:text-properties fo:font-style="italic" officeooo:rsid="004b9bdf" style:font-style-asian="italic" style:font-style-complex="italic"/>
    </style:style>
    <style:style style:name="T4" style:family="text">
      <style:text-properties officeooo:rsid="0026f4b5"/>
    </style:style>
    <style:style style:name="T5" style:family="text">
      <style:text-properties officeooo:rsid="0028b85a"/>
    </style:style>
    <style:style style:name="T6" style:family="text">
      <style:text-properties officeooo:rsid="002a01c6"/>
    </style:style>
    <style:style style:name="T7" style:family="text">
      <style:text-properties officeooo:rsid="003689f6"/>
    </style:style>
    <style:style style:name="T8" style:family="text">
      <style:text-properties officeooo:rsid="003aedf2"/>
    </style:style>
    <style:style style:name="T9" style:family="text">
      <style:text-properties officeooo:rsid="004b9bdf"/>
    </style:style>
    <style:style style:name="T10" style:family="text">
      <style:text-properties officeooo:rsid="0051e2ca"/>
    </style:style>
    <style:style style:name="T11" style:family="text">
      <style:text-properties officeooo:rsid="0056436f"/>
    </style:style>
    <style:style style:name="T12" style:family="text">
      <style:text-properties officeooo:rsid="0059cdb6"/>
    </style:style>
    <style:style style:name="T13" style:family="text">
      <style:text-properties officeooo:rsid="005ddccd"/>
    </style:style>
    <style:style style:name="T14" style:family="text">
      <style:text-properties officeooo:rsid="00619536"/>
    </style:style>
    <style:style style:name="T15" style:family="text">
      <style:text-properties officeooo:rsid="0062ab6a"/>
    </style:style>
    <style:style style:name="T16" style:family="text">
      <style:text-properties officeooo:rsid="0063af08"/>
    </style:style>
    <style:style style:name="T17" style:family="text">
      <style:text-properties officeooo:rsid="00656ad9"/>
    </style:style>
    <style:style style:name="T18" style:family="text">
      <style:text-properties officeooo:rsid="0066edf3"/>
    </style:style>
    <style:style style:name="T19" style:family="text">
      <style:text-properties officeooo:rsid="006a6207"/>
    </style:style>
    <style:style style:name="T20" style:family="text">
      <style:text-properties officeooo:rsid="006f1cd4"/>
    </style:style>
    <style:style style:name="T21" style:family="text">
      <style:text-properties officeooo:rsid="0074cccf"/>
    </style:style>
    <style:style style:name="T22" style:family="text">
      <style:text-properties officeooo:rsid="0076b8b8"/>
    </style:style>
    <style:style style:name="T23" style:family="text">
      <style:text-properties officeooo:rsid="007a3f17"/>
    </style:style>
    <style:style style:name="T24" style:family="text">
      <style:text-properties officeooo:rsid="007c7a80"/>
    </style:style>
    <style:style style:name="T25" style:family="text">
      <style:text-properties officeooo:rsid="007da07a"/>
    </style:style>
    <style:style style:name="T26" style:family="text">
      <style:text-properties officeooo:rsid="00805067"/>
    </style:style>
    <style:style style:name="T27" style:family="text">
      <style:text-properties officeooo:rsid="0084435e"/>
    </style:style>
    <style:style style:name="T28" style:family="text">
      <style:text-properties officeooo:rsid="008f63d3"/>
    </style:style>
    <style:style style:name="T29" style:family="text">
      <style:text-properties officeooo:rsid="0093c5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PCLDescriptors" table:style-name="PCLDescriptors">
        <table:table-column table:style-name="PCLDescriptors.A"/>
        <table:table-column table:style-name="PCLDescriptors.B"/>
        <table:table-column table:style-name="PCLDescriptors.C"/>
        <table:table-column table:style-name="PCLDescriptors.D"/>
        <table:table-column table:style-name="PCLDescriptors.E"/>
        <table:table-column table:style-name="PCLDescriptors.F"/>
        <table:table-header-rows>
          <table:table-row>
            <table:table-cell table:style-name="PCLDescriptors.A1" office:value-type="string">
              <text:p text:style-name="P48">Name</text:p>
            </table:table-cell>
            <table:table-cell table:style-name="PCLDescriptors.A1" office:value-type="string">
              <text:p text:style-name="P48">Acronym</text:p>
            </table:table-cell>
            <table:table-cell table:style-name="PCLDescriptors.A1" office:value-type="string">
              <text:p text:style-name="P48">Type*</text:p>
            </table:table-cell>
            <table:table-cell table:style-name="PCLDescriptors.A1" office:value-type="string">
              <text:p text:style-name="P48">Input</text:p>
            </table:table-cell>
            <table:table-cell table:style-name="PCLDescriptors.A1" office:value-type="string">
              <text:p text:style-name="P48"><text:span text:style-name="T20">Size</text:span>**</text:p>
            </table:table-cell>
            <table:table-cell table:style-name="PCLDescriptors.F1" office:value-type="string">
              <text:p text:style-name="P48">Notes</text:p>
            </table:table-cell>
          </table:table-row>
        </table:table-header-rows>
        <table:table-row>
          <table:table-cell table:style-name="PCLDescriptors.A2" office:value-type="string">
            <text:p text:style-name="P7">Point Feature Histogram</text:p>
          </table:table-cell>
          <table:table-cell table:style-name="PCLDescriptors.A2" office:value-type="string">
            <text:p text:style-name="P7">PFH</text:p>
          </table:table-cell>
          <table:table-cell table:style-name="PCLDescriptors.A2" office:value-type="string">
            <text:p text:style-name="P45">Local (point)</text:p>
          </table:table-cell>
          <table:table-cell table:style-name="PCLDescriptors.A2" office:value-type="string">
            <text:p text:style-name="P9">Points + Normals + <text:span text:style-name="T13">Search method + </text:span><text:s/>Radius</text:p>
          </table:table-cell>
          <table:table-cell table:style-name="PCLDescriptors.A2" office:value-type="string">
            <text:p text:style-name="P18">16</text:p>
            <text:p text:style-name="P18">125 in PCL</text:p>
          </table:table-cell>
          <table:table-cell table:style-name="PCLDescriptors.F2" office:value-type="string">
            <text:p text:style-name="P4">- <text:span text:style-name="T7">Considers angular relations between point pairs, and also takes into account neighbors'.</text:span></text:p>
            <text:p text:style-name="P17">- The PCL implementation does not use the distance as a feature (it was not discriminative).</text:p>
          </table:table-cell>
        </table:table-row>
        <table:table-row>
          <table:table-cell table:style-name="PCLDescriptors.A2" office:value-type="string">
            <text:p text:style-name="P7">Fast Point Feature Histogram</text:p>
          </table:table-cell>
          <table:table-cell table:style-name="PCLDescriptors.A2" office:value-type="string">
            <text:p text:style-name="P7">FPFH</text:p>
          </table:table-cell>
          <table:table-cell table:style-name="PCLDescriptors.A2" office:value-type="string">
            <text:p text:style-name="P44">Local (point)</text:p>
          </table:table-cell>
          <table:table-cell table:style-name="PCLDescriptors.A2" office:value-type="string">
            <text:p text:style-name="P10">Points + Normals + <text:span text:style-name="T13">Search method + </text:span><text:s/>Radius</text:p>
          </table:table-cell>
          <table:table-cell table:style-name="PCLDescriptors.A2" office:value-type="string">
            <text:p text:style-name="P19">125</text:p>
            <text:p text:style-name="P20">33 <text:span text:style-name="T14">in PCL</text:span></text:p>
          </table:table-cell>
          <table:table-cell table:style-name="PCLDescriptors.F2" office:value-type="string">
            <text:p text:style-name="P4">- <text:span text:style-name="T15">Simplifies PFH taking out the relations between neighbors (Simplified Point Feature Histogram).</text:span></text:p>
            <text:p text:style-name="P4">- <text:span text:style-name="T15">To account for this, the SPFH of a point's neighbors are merged with its own.</text:span></text:p>
          </table:table-cell>
        </table:table-row>
        <table:table-row>
          <table:table-cell table:style-name="PCLDescriptors.A2" office:value-type="string">
            <text:p text:style-name="P7">Radius-Based Surface Descriptor</text:p>
          </table:table-cell>
          <table:table-cell table:style-name="PCLDescriptors.A2" office:value-type="string">
            <text:p text:style-name="P7">RSD</text:p>
          </table:table-cell>
          <table:table-cell table:style-name="PCLDescriptors.A2" office:value-type="string">
            <text:p text:style-name="P44">Local (point) </text:p>
          </table:table-cell>
          <table:table-cell table:style-name="PCLDescriptors.A2" office:value-type="string">
            <text:p text:style-name="P10">Points + Normals + <text:span text:style-name="T13">Search method + </text:span><text:s/>Radius <text:span text:style-name="T16">+ Maximum radius</text:span></text:p>
          </table:table-cell>
          <table:table-cell table:style-name="PCLDescriptors.A2" office:value-type="string">
            <text:p text:style-name="P15">289 <text:span text:style-name="T17">in PCL</text:span></text:p>
          </table:table-cell>
          <table:table-cell table:style-name="PCLDescriptors.F2" office:value-type="string">
            <text:p text:style-name="P16">- Estimates radial relationships between points (supposes each pair lies on a sphere surface).</text:p>
          </table:table-cell>
        </table:table-row>
        <table:table-row>
          <table:table-cell table:style-name="PCLDescriptors.A2" office:value-type="string">
            <text:p text:style-name="P7">3D Shape Context</text:p>
          </table:table-cell>
          <table:table-cell table:style-name="PCLDescriptors.A2" office:value-type="string">
            <text:p text:style-name="P22">3DSC</text:p>
          </table:table-cell>
          <table:table-cell table:style-name="PCLDescriptors.A2" office:value-type="string">
            <text:p text:style-name="P44">Local (point)</text:p>
          </table:table-cell>
          <table:table-cell table:style-name="PCLDescriptors.A2" office:value-type="string">
            <text:p text:style-name="P11">Points + Normals + <text:span text:style-name="T13">Search method + </text:span><text:s/>Radius <text:span text:style-name="T16">+ Minimal radius + Point density radius</text:span></text:p>
          </table:table-cell>
          <table:table-cell table:style-name="PCLDescriptors.A2" office:value-type="string">
            <text:p text:style-name="P22">1980 in PCL <text:span text:style-name="T18">(several descriptors)</text:span></text:p>
          </table:table-cell>
          <table:table-cell table:style-name="PCLDescriptors.F2" office:value-type="string">
            <text:p text:style-name="P4">- <text:span text:style-name="T4">Extends the 2D descriptor. Uses a 3D spherical grid divided in sectors along each dimension.</text:span></text:p>
            <text:p text:style-name="P21">- No principal direction is defined, so several descriptors are created to deal with rotation.</text:p>
          </table:table-cell>
        </table:table-row>
        <table:table-row>
          <table:table-cell table:style-name="PCLDescriptors.A2" office:value-type="string">
            <text:p text:style-name="P7">Unique Shape Context</text:p>
          </table:table-cell>
          <table:table-cell table:style-name="PCLDescriptors.A2" office:value-type="string">
            <text:p text:style-name="P7">USC</text:p>
          </table:table-cell>
          <table:table-cell table:style-name="PCLDescriptors.A2" office:value-type="string">
            <text:p text:style-name="P44">Local (point)</text:p>
          </table:table-cell>
          <table:table-cell table:style-name="PCLDescriptors.A2" office:value-type="string">
            <text:p text:style-name="P12">Points + Radius <text:span text:style-name="T5">+ Minimal radius + Point density radius + Local radius</text:span></text:p>
          </table:table-cell>
          <table:table-cell table:style-name="PCLDescriptors.A2" office:value-type="string">
            <text:p text:style-name="P23">19<text:span text:style-name="T28">6</text:span>0 in PCL</text:p>
          </table:table-cell>
          <table:table-cell table:style-name="PCLDescriptors.F2" office:value-type="string">
            <text:p text:style-name="P4">- <text:span text:style-name="T6">Extends 3DSC by providing an unique orientation for each descriptor for rotation invariance.</text:span></text:p>
            <text:p text:style-name="P4">- <text:span text:style-name="T19">The use of multiple descriptors is no longer required.</text:span></text:p>
          </table:table-cell>
        </table:table-row>
        <table:table-row>
          <table:table-cell table:style-name="PCLDescriptors.A2" office:value-type="string">
            <text:p text:style-name="P24">Signatures of Histograms of Orientations</text:p>
          </table:table-cell>
          <table:table-cell table:style-name="PCLDescriptors.A2" office:value-type="string">
            <text:p text:style-name="P7">SHOT</text:p>
          </table:table-cell>
          <table:table-cell table:style-name="PCLDescriptors.A2" office:value-type="string">
            <text:p text:style-name="P44">Local (point)</text:p>
          </table:table-cell>
          <table:table-cell table:style-name="PCLDescriptors.A2" office:value-type="string">
            <text:p text:style-name="P13">Points + Normals + Radius</text:p>
          </table:table-cell>
          <table:table-cell table:style-name="PCLDescriptors.A2" office:value-type="string">
            <text:p text:style-name="P13">352 <text:span text:style-name="T20">in PCL</text:span></text:p>
          </table:table-cell>
          <table:table-cell table:style-name="PCLDescriptors.F2" office:value-type="string">
            <text:p text:style-name="P4">- <text:span text:style-name="T1">Represents topological traits, takes points within a spherical support structure.</text:span></text:p>
            <text:p text:style-name="P16">- Invariant to rotation and translation, robust to noise and clutter.</text:p>
          </table:table-cell>
        </table:table-row>
        <table:table-row>
          <table:table-cell table:style-name="PCLDescriptors.A2" office:value-type="string">
            <text:p text:style-name="P7">Spin Image</text:p>
          </table:table-cell>
          <table:table-cell table:style-name="PCLDescriptors.A2" office:value-type="string">
            <text:p text:style-name="P7">SI</text:p>
          </table:table-cell>
          <table:table-cell table:style-name="PCLDescriptors.A2" office:value-type="string">
            <text:p text:style-name="P44">Local (point)</text:p>
          </table:table-cell>
          <table:table-cell table:style-name="PCLDescriptors.A2" office:value-type="string">
            <text:p text:style-name="P14">Points + Normals + Radius <text:span text:style-name="T21">+ Image resolution</text:span></text:p>
          </table:table-cell>
          <table:table-cell table:style-name="PCLDescriptors.A2" office:value-type="string">
            <text:p text:style-name="P25">153*** <text:span text:style-name="T21">in PCL (no custom type)</text:span></text:p>
          </table:table-cell>
          <table:table-cell table:style-name="PCLDescriptors.F2" office:value-type="string">
            <text:p text:style-name="P4">- <text:span text:style-name="T21">Uses a normal-aligned cylindrical support structure, divided in volumes.</text:span></text:p>
            <text:p text:style-name="P4">- <text:span text:style-name="T21">Oldest descriptor available in PCL.</text:span></text:p>
          </table:table-cell>
        </table:table-row>
        <table:table-row>
          <table:table-cell table:style-name="PCLDescriptors.A2" office:value-type="string">
            <text:p text:style-name="P7">Rotation-Invariant Feature Transform</text:p>
          </table:table-cell>
          <table:table-cell table:style-name="PCLDescriptors.A2" office:value-type="string">
            <text:p text:style-name="P7">RIFT</text:p>
          </table:table-cell>
          <table:table-cell table:style-name="PCLDescriptors.A2" office:value-type="string">
            <text:p text:style-name="P44">Local (point)</text:p>
          </table:table-cell>
          <table:table-cell table:style-name="PCLDescriptors.A2" office:value-type="string">
            <text:p text:style-name="P26">Points + Color + Radius + Intensity gradients</text:p>
          </table:table-cell>
          <table:table-cell table:style-name="PCLDescriptors.A2" office:value-type="string">
            <text:p text:style-name="P35">32*** (no custom type)</text:p>
          </table:table-cell>
          <table:table-cell table:style-name="PCLDescriptors.F2" office:value-type="string">
            <text:p text:style-name="P4">- <text:span text:style-name="T11">Extends 2D SIFT, makes use of the texture (color) information. Uses a circular patch.</text:span></text:p>
            <text:p text:style-name="P4">- <text:span text:style-name="T22">Vu</text:span>lnerable against flipping.</text:p>
          </table:table-cell>
        </table:table-row>
        <table:table-row>
          <table:table-cell table:style-name="PCLDescriptors.A2" office:value-type="string">
            <text:p text:style-name="P7">Normal Aligned Radial Feature</text:p>
          </table:table-cell>
          <table:table-cell table:style-name="PCLDescriptors.A2" office:value-type="string">
            <text:p text:style-name="P7">NARF</text:p>
          </table:table-cell>
          <table:table-cell table:style-name="PCLDescriptors.A2" office:value-type="string">
            <text:p text:style-name="P44">Local (point)</text:p>
          </table:table-cell>
          <table:table-cell table:style-name="PCLDescriptors.A2" office:value-type="string">
            <text:p text:style-name="P26">Range image + <text:span text:style-name="T12">Key points + Support size</text:span></text:p>
          </table:table-cell>
          <table:table-cell table:style-name="PCLDescriptors.A2" office:value-type="string">
            <text:p text:style-name="P37">36</text:p>
          </table:table-cell>
          <table:table-cell table:style-name="PCLDescriptors.F2" office:value-type="string">
            <text:p text:style-name="P4">- <text:span text:style-name="T11">Extends 2D SIFT. Keypoints are usually near corners. NARF encodes the curvature around.</text:span></text:p>
            <text:p text:style-name="P4">- <text:span text:style-name="T23">Works with range images, not clouds. Border extraction must be performed to find keypoints.</text:span></text:p>
          </table:table-cell>
        </table:table-row>
        <table:table-row>
          <table:table-cell table:style-name="PCLDescriptors.A2" office:value-type="string">
            <text:p text:style-name="P43">Rotational Projection Statistics</text:p>
          </table:table-cell>
          <table:table-cell table:style-name="PCLDescriptors.A2" office:value-type="string">
            <text:p text:style-name="P43">RoPS</text:p>
          </table:table-cell>
          <table:table-cell table:style-name="PCLDescriptors.A2" office:value-type="string">
            <text:p text:style-name="P46">Local (point)</text:p>
          </table:table-cell>
          <table:table-cell table:style-name="PCLDescriptors.A2" office:value-type="string">
            <text:p text:style-name="P43">Points + Triangles + Support radius + Number of rotations and bins</text:p>
          </table:table-cell>
          <table:table-cell table:style-name="PCLDescriptors.A2" office:value-type="string">
            <text:p text:style-name="P36"><text:span text:style-name="T29">135***</text:span> (no custom type)</text:p>
          </table:table-cell>
          <table:table-cell table:style-name="PCLDescriptors.F2" office:value-type="string">
            <text:p text:style-name="P4">- <text:span text:style-name="T29">Requires a previous triangulation step, as it works with a triangle mesh instead of the cloud.</text:span></text:p>
            <text:p text:style-name="P4">- <text:span text:style-name="T29">Collects statistical information about the distribution of points around, projected on axes.</text:span></text:p>
          </table:table-cell>
        </table:table-row>
        <table:table-row>
          <table:table-cell table:style-name="PCLDescriptors.A2" office:value-type="string">
            <text:p text:style-name="P7">Viewpoint Feature Histogram</text:p>
          </table:table-cell>
          <table:table-cell table:style-name="PCLDescriptors.A2" office:value-type="string">
            <text:p text:style-name="P7">VFH</text:p>
          </table:table-cell>
          <table:table-cell table:style-name="PCLDescriptors.A2" office:value-type="string">
            <text:p text:style-name="P47">Global (object)</text:p>
          </table:table-cell>
          <table:table-cell table:style-name="PCLDescriptors.A2" office:value-type="string">
            <text:p text:style-name="P27">Points + <text:span text:style-name="T24">N</text:span>ormals <text:span text:style-name="T24">+ Search method</text:span></text:p>
          </table:table-cell>
          <table:table-cell table:style-name="PCLDescriptors.A2" office:value-type="string">
            <text:p text:style-name="P38">263</text:p>
            <text:p text:style-name="P29">308 in PCL</text:p>
          </table:table-cell>
          <table:table-cell table:style-name="PCLDescriptors.F2" office:value-type="string">
            <text:p text:style-name="P4">- <text:span text:style-name="T8">Studies the angle between the normal of the point and the one of the cloud's centroid.</text:span></text:p>
            <text:p text:style-name="P39">- Derives from FPFH, uses a simplified SPFH plus a viewpoint-dependent component.</text:p>
          </table:table-cell>
        </table:table-row>
        <table:table-row>
          <table:table-cell table:style-name="PCLDescriptors.A2" office:value-type="string">
            <text:p text:style-name="P7">Clustered Viewpoint Feature Histogram</text:p>
          </table:table-cell>
          <table:table-cell table:style-name="PCLDescriptors.A2" office:value-type="string">
            <text:p text:style-name="P7">CVFH</text:p>
          </table:table-cell>
          <table:table-cell table:style-name="PCLDescriptors.A2" office:value-type="string">
            <text:p text:style-name="P47">Global (object)</text:p>
          </table:table-cell>
          <table:table-cell table:style-name="PCLDescriptors.A2" office:value-type="string">
            <text:p text:style-name="P31">Points + Normals + <text:span text:style-name="T25">Search method + </text:span>Angle threshold + Curvature threshold</text:p>
          </table:table-cell>
          <table:table-cell table:style-name="PCLDescriptors.A2" office:value-type="string">
            <text:p text:style-name="P30">308 in PCL <text:span text:style-name="T25">(several descriptors, uses VFH type)</text:span></text:p>
          </table:table-cell>
          <table:table-cell table:style-name="PCLDescriptors.F2" office:value-type="string">
            <text:p text:style-name="P4"><text:span text:style-name="T9">- Divides the object in </text:span><text:span text:style-name="T3">N</text:span><text:span text:style-name="T9"> disjoint smooth regions, and computes the VFH of each one.</text:span></text:p>
            <text:p text:style-name="P40">- Robust to occlusion as long as one region is visible. Optionally, can be scale dependent.</text:p>
          </table:table-cell>
        </table:table-row>
        <table:table-row>
          <table:table-cell table:style-name="PCLDescriptors.A2" office:value-type="string">
            <text:p text:style-name="P8"><text:span text:style-name="T26">Oriented, Unique and Repeatable </text:span>Clustered Viewpoint Feature Histogram</text:p>
          </table:table-cell>
          <table:table-cell table:style-name="PCLDescriptors.A2" office:value-type="string">
            <text:p text:style-name="P7"><text:span text:style-name="T26">OUR-</text:span>CVFH</text:p>
          </table:table-cell>
          <table:table-cell table:style-name="PCLDescriptors.A2" office:value-type="string">
            <text:p text:style-name="P47">Global (object)</text:p>
          </table:table-cell>
          <table:table-cell table:style-name="PCLDescriptors.A2" office:value-type="string">
            <text:p text:style-name="P31">Points + Normals + <text:span text:style-name="T25">Search method + </text:span>Angle threshold + Curvature threshold</text:p>
          </table:table-cell>
          <table:table-cell table:style-name="PCLDescriptors.A2" office:value-type="string">
            <text:p text:style-name="P30">308 in PCL <text:span text:style-name="T25">(several descriptors, uses VFH type)</text:span></text:p>
          </table:table-cell>
          <table:table-cell table:style-name="PCLDescriptors.F2" office:value-type="string">
            <text:p text:style-name="P5">- <text:span text:style-name="T26">Improves CVFH with the computation of an unique reference frame to make it more robust.</text:span></text:p>
            <text:p text:style-name="P5">- <text:span text:style-name="T26">Also, improves region segmentation.</text:span></text:p>
          </table:table-cell>
        </table:table-row>
        <table:table-row>
          <table:table-cell table:style-name="PCLDescriptors.A2" office:value-type="string">
            <text:p text:style-name="P7">Ensemble of Shape Functions</text:p>
          </table:table-cell>
          <table:table-cell table:style-name="PCLDescriptors.A2" office:value-type="string">
            <text:p text:style-name="P7">ESF</text:p>
          </table:table-cell>
          <table:table-cell table:style-name="PCLDescriptors.A2" office:value-type="string">
            <text:p text:style-name="P47">Global (object)</text:p>
          </table:table-cell>
          <table:table-cell table:style-name="PCLDescriptors.A2" office:value-type="string">
            <text:p text:style-name="P32">Points</text:p>
          </table:table-cell>
          <table:table-cell table:style-name="PCLDescriptors.A2" office:value-type="string">
            <text:p text:style-name="P33">640 in PCL</text:p>
          </table:table-cell>
          <table:table-cell table:style-name="PCLDescriptors.F2" office:value-type="string">
            <text:p text:style-name="P4">- <text:span text:style-name="T9">Describes the cloud (distances, angles, areas). Robust to errors like outliers, noise, holes...</text:span></text:p>
          </table:table-cell>
        </table:table-row>
        <table:table-row>
          <table:table-cell table:style-name="PCLDescriptors.A2" office:value-type="string">
            <text:p text:style-name="P34">Global Fast Point Feature Histogram</text:p>
          </table:table-cell>
          <table:table-cell table:style-name="PCLDescriptors.A2" office:value-type="string">
            <text:p text:style-name="P34">GFPFH</text:p>
          </table:table-cell>
          <table:table-cell table:style-name="PCLDescriptors.A2" office:value-type="string">
            <text:p text:style-name="P47">Global (object)</text:p>
          </table:table-cell>
          <table:table-cell table:style-name="PCLDescriptors.A2" office:value-type="string">
            <text:p text:style-name="P34">Points + Labels + Number of classes + Leaf size</text:p>
          </table:table-cell>
          <table:table-cell table:style-name="PCLDescriptors.A2" office:value-type="string">
            <text:p text:style-name="P34">16 in PCL</text:p>
          </table:table-cell>
          <table:table-cell table:style-name="PCLDescriptors.F2" office:value-type="string">
            <text:p text:style-name="P6">- <text:span text:style-name="T27">Global version of FPFH.</text:span></text:p>
            <text:p text:style-name="P41">- Uses a previous surface categorization step, that labels points as belonging to one of the classes.</text:p>
          </table:table-cell>
        </table:table-row>
        <table:table-row>
          <table:table-cell table:style-name="PCLDescriptors.A2" office:value-type="string">
            <text:p text:style-name="P7">Global Radius-Based Surface Descriptor</text:p>
          </table:table-cell>
          <table:table-cell table:style-name="PCLDescriptors.A2" office:value-type="string">
            <text:p text:style-name="P7">GRSD</text:p>
          </table:table-cell>
          <table:table-cell table:style-name="PCLDescriptors.A2" office:value-type="string">
            <text:p text:style-name="P47">Global (object)</text:p>
          </table:table-cell>
          <table:table-cell table:style-name="PCLDescriptors.A2" office:value-type="string">
            <text:p text:style-name="P28">Points + <text:span text:style-name="T24">N</text:span>ormals <text:span text:style-name="T24">+ Search method</text:span></text:p>
          </table:table-cell>
          <table:table-cell table:style-name="PCLDescriptors.A2" office:value-type="string">
            <text:p text:style-name="P42">21 in PCL</text:p>
          </table:table-cell>
          <table:table-cell table:style-name="PCLDescriptors.F2" office:value-type="string">
            <text:p text:style-name="P4">- <text:span text:style-name="T10">Global version of RSD. Like GFPFH, uses surface categorization, and a voxel grid.</text:span></text:p>
          </table:table-cell>
        </table:table-row>
      </table:table>
      <text:p text:style-name="P1"/>
      <text:p text:style-name="P1">* <text:span text:style-name="T2">Local features are estimated for any point in the cloud (usually a set of downsampled key points). Global features are estimated for a cluster of points that is believed to be an object, requiring a preprocessing step (segmentation).</text:span></text:p>
      <text:p text:style-name="P2">** <text:s/>The dimensionality of the descriptor's signature (the size of the histogram) is presented. If available, the size used in the original publication is also included.</text:p>
      <text:p text:style-name="P3">*** <text:span text:style-name="T29">The size of this descriptor varies according to the chosen parameters, and the value given is valid when using certain default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PT Serif" svg:font-family="'PT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1T10:45:28.460399493</meta:creation-date>
    <dc:date>2015-04-08T10:38:29.053182201</dc:date>
    <meta:editing-duration>PT4H5M43S</meta:editing-duration>
    <meta:editing-cycles>134</meta:editing-cycles>
    <meta:generator>LibreOffice/4.2.7.2$Linux_X86_64 LibreOffice_project/420m0$Build-2</meta:generator>
    <meta:document-statistic meta:table-count="1" meta:image-count="0" meta:object-count="0" meta:page-count="1" meta:paragraph-count="121" meta:word-count="786" meta:character-count="4741" meta:non-whitespace-character-count="4070"/>
  </office:meta>
</office:document-meta>
</file>